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B00000373B00002C91EB6BF127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4.13cm" svg:height="18.415cm" svg:x="2.54cm" svg:y="1.27cm">
          <draw:image xlink:href="Pictures/200000B00000373B00002C91EB6BF127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1-26T14:03:35</meta:creation-date>
    <dc:date>2009-04-09T16:17:47</dc:date>
    <dc:language>en-US</dc:language>
    <meta:editing-cycles>6</meta:editing-cycles>
    <meta:editing-duration>PT6M5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